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9becd" officeooo:paragraph-rsid="0019becd"/>
    </style:style>
    <style:style style:name="P2" style:family="paragraph" style:parent-style-name="Standard">
      <style:paragraph-properties fo:text-align="center" style:justify-single-word="false"/>
      <style:text-properties fo:font-size="22pt" officeooo:rsid="0019becd" officeooo:paragraph-rsid="0019becd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becd" officeooo:paragraph-rsid="0019be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becd" officeooo:paragraph-rsid="001ba74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becd" officeooo:paragraph-rsid="001c59e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16d9" officeooo:paragraph-rsid="001e16d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9becd"/>
    </style:style>
    <style:style style:name="P8" style:family="paragraph" style:parent-style-name="Standard">
      <style:paragraph-properties fo:text-align="start" style:justify-single-word="false"/>
      <style:text-properties officeooo:paragraph-rsid="001c59e4"/>
    </style:style>
    <style:style style:name="P9" style:family="paragraph" style:parent-style-name="Standard">
      <style:paragraph-properties fo:text-align="start" style:justify-single-word="false"/>
      <style:text-properties fo:font-size="12pt" officeooo:rsid="0019becd" officeooo:paragraph-rsid="0019bec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e42ea" officeooo:paragraph-rsid="001e42e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ba740" officeooo:paragraph-rsid="001ba74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ebe14"/>
    </style:style>
    <style:style style:name="P13" style:family="paragraph" style:parent-style-name="Table_20_Contents">
      <style:paragraph-properties fo:text-align="start" style:justify-single-word="false"/>
      <style:text-properties officeooo:paragraph-rsid="001ebe14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ebe14" officeooo:paragraph-rsid="001ebe1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ee20d" officeooo:paragraph-rsid="001ee20d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officeooo:rsid="001ee20d" officeooo:paragraph-rsid="001ee20d"/>
    </style:style>
    <style:style style:name="T1" style:family="text">
      <style:text-properties officeooo:rsid="001ba740"/>
    </style:style>
    <style:style style:name="T2" style:family="text">
      <style:text-properties fo:font-size="12pt" officeooo:rsid="0019becd" style:font-size-asian="10.5pt" style:font-size-complex="12pt"/>
    </style:style>
    <style:style style:name="T3" style:family="text">
      <style:text-properties fo:font-size="12pt" officeooo:rsid="001ba740" style:font-size-asian="10.5pt" style:font-size-complex="12pt"/>
    </style:style>
    <style:style style:name="T4" style:family="text">
      <style:text-properties fo:font-size="12pt" officeooo:rsid="001e16d9" style:font-size-asian="10.5pt" style:font-size-complex="12pt"/>
    </style:style>
    <style:style style:name="T5" style:family="text">
      <style:text-properties fo:font-size="12pt" officeooo:rsid="001e42ea" style:font-size-asian="10.5pt" style:font-size-complex="12pt"/>
    </style:style>
    <style:style style:name="T6" style:family="text">
      <style:text-properties fo:font-size="12pt" officeooo:rsid="001ebe14" style:font-size-asian="10.5pt" style:font-size-complex="12pt"/>
    </style:style>
    <style:style style:name="T7" style:family="text">
      <style:text-properties officeooo:rsid="001c59e4"/>
    </style:style>
    <style:style style:name="T8" style:family="text">
      <style:text-properties officeooo:rsid="001c6c36"/>
    </style:style>
    <style:style style:name="T9" style:family="text">
      <style:text-properties officeooo:rsid="001e16d9"/>
    </style:style>
    <style:style style:name="T10" style:family="text">
      <style:text-properties officeooo:rsid="001e42ea"/>
    </style:style>
    <style:style style:name="T11" style:family="text">
      <style:text-properties officeooo:rsid="001ebe14"/>
    </style:style>
    <style:style style:name="T12" style:family="text">
      <style:text-properties officeooo:rsid="001ee2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Projet fil rouge Alexandre Geffrier</text:p>
      <text:p text:style-name="P1"><text:line-break/></text:p>
      <text:p text:style-name="P1"/>
      <text:p text:style-name="P1"/>
      <text:p text:style-name="P1"/>
      <text:p text:style-name="P2">site web de l’association « Les Passeurs de Pianos »</text:p>
      <text:p text:style-name="P2"/>
      <text:p text:style-name="P2"/>
      <text:p text:style-name="P7"><text:span text:style-name="T4">L’association « Les Passeurs de Pianos », </text:span><text:span text:style-name="T5">qui fait du recyclage de piano afin de les redistribuer,</text:span><text:span text:style-name="T4"> est en besoin d’un nouveau site web, le précédent étant l</text:span><text:span text:style-name="T5">aiss</text:span><text:span text:style-name="T4">é à l’abandon. Un meeting avec l’équipe a eu lieu et il s’en est dégagé les informations qui vont suivre.<text:line-break/><text:line-break/></text:span><text:span text:style-name="T2">Le site web est avant tout une vitrine de l’association, </text:span><text:span text:style-name="T4">qui lui fait assez défaut aujourd’hui car elle n’a rien a propos</text:span><text:span text:style-name="T5">er</text:span><text:span text:style-name="T4"> lors d’évènement et/ou d’interview</text:span><text:span text:style-name="T2">. Voici ce qu’</text:span><text:span text:style-name="T5">il</text:span><text:span text:style-name="T2"> doit afficher comme informations :</text:span></text:p>
      <text:p text:style-name="P3"/>
      <text:p text:style-name="P4">-C’est quoi ?<text:line-break/>-Les projets<text:line-break/>-Actions importants<text:line-break/>-Presse / Média<text:line-break/>-Contacts / infos / message<text:line-break/>-lien réseaux sociaux<text:line-break/>-Infos importantes</text:p>
      <text:p text:style-name="P4">-<text:span text:style-name="T1">Demande</text:span><text:span text:style-name="T10">s</text:span><text:span text:style-name="T1"> urgente</text:span><text:span text:style-name="T10">s</text:span><text:line-break/>-Présenter l’équipe<text:line-break/>-cagnotte flick</text:p>
      <text:p text:style-name="P3">-<text:span text:style-name="T1">témoignages<text:line-break/>-histoire d’un piano<text:line-break/><text:line-break/></text:span><text:span text:style-name="T8">Le site devra être</text:span><text:span text:style-name="T1"> +intuitif / ergonomique que le premier site </text:span><text:a xlink:type="simple" xlink:href="http://les-passeursdepianos.com/" text:style-name="Internet_20_link" text:visited-style-name="Visited_20_Internet_20_Link"><text:span text:style-name="T1">http://les-passeursdepianos.com/</text:span></text:a><text:span text:style-name="T1"> tout en restant </text:span><text:span text:style-name="T8">dans le même style </text:span><text:span text:style-name="T1">épuré. </text:span><text:span text:style-name="T9">Pour les visiteurs il sera composé de 5 pages :<text:line-break/>Accueil<text:line-break/><text:tab/>&gt;L’association <text:s text:c="3"/>&gt;Projets en cours et à venir <text:s text:c="2"/>&gt; Nos histoires <text:s text:c="2"/>&gt;Médias</text:span></text:p>
      <text:p text:style-name="P3"/>
      <text:p text:style-name="P6">A cela se rajoutera une 6eme pages exculsive aux membres de l’asso, identifié via une connexion utilisateurs.</text:p>
      <text:p text:style-name="P3"/>
      <text:p text:style-name="P3"/>
      <text:p text:style-name="P7"><text:span text:style-name="T2"><text:line-break/></text:span><text:span text:style-name="T3">A cela seront rajoutés des fonctionnalités :</text:span></text:p>
      <text:p text:style-name="P3"/>
      <text:p text:style-name="P3">-<text:span text:style-name="T7">connexion d’utilisateurs enregistrés pouvant avoir des droits différents afin d’accéder à certaines fonctions</text:span></text:p>
      <text:p text:style-name="P3">-<text:span text:style-name="T7">possibilité de modifier certains contenus </text:span><text:span text:style-name="T9">et d’en stocker</text:span></text:p>
      <text:p text:style-name="P3">-<text:span text:style-name="T7">gestion des comptes / utilisateurs enregistrés</text:span></text:p>
      <text:p text:style-name="P5">-<text:span text:style-name="T7">gestion d’une </text:span><text:span text:style-name="T1">base de données des pianos distribués / prêtés par l’asso</text:span></text:p>
      <text:p text:style-name="P8"><text:span text:style-name="T2">-</text:span><text:span text:style-name="T4">différents niveaux de droits utilisateurs qui donnent accçès à plus ou moins de fonctionnalités.<text:line-break/></text:span><text:span text:style-name="T5">(administrateur, membre du bureau, membre). Une petite contrainte est donné quand au fait qu’un visiteur ne doit pas pouvoir s’enregistrer.</text:span></text:p>
      <text:p text:style-name="P10"><text:soft-page-break/></text:p>
      <text:p text:style-name="P10">Des données seront aussi stockées et utilisées :<text:line-break/></text:p>
      <text:p text:style-name="P10">-Données des comptes utilisateurs</text:p>
      <text:p text:style-name="P10">-Liste des pianos prêté/donnés (côte, marque, n° de série, présence ivoire, contact du lieu où il est prété/donné)</text:p>
      <text:p text:style-name="P11">-<text:span text:style-name="T10">contenu du site à utiliser (témoignage, article, message de soutient, etc)</text:span></text:p>
      <text:p text:style-name="P11"/>
      <text:p text:style-name="P11"/>
      <table:table table:name="Tableau2" table:style-name="Tableau2">
        <table:table-column table:style-name="Tableau2.A" table:number-columns-repeated="3"/>
        <table:table-row table:style-name="TableLine1590132142000">
          <table:table-cell table:style-name="Tableau2.A1" office:value-type="string">
            <text:p text:style-name="P15">Nom de la donnée</text:p>
          </table:table-cell>
          <table:table-cell table:style-name="Tableau2.A1" office:value-type="string">
            <text:p text:style-name="P15">Format</text:p>
          </table:table-cell>
          <table:table-cell table:style-name="Tableau2.C1" office:value-type="string">
            <text:p text:style-name="P15">Longueur</text:p>
          </table:table-cell>
        </table:table-row>
      </table:table>
      <table:table table:name="Tableau3" table:style-name="Tableau3">
        <table:table-column table:style-name="Tableau3.A" table:number-columns-repeated="3"/>
        <table:table-row table:style-name="TableLine1590132129216">
          <table:table-cell table:style-name="Tableau3.A1" office:value-type="string">
            <text:p text:style-name="P13"><text:span text:style-name="T6">id_Piano_tablePiano</text:span></text:p>
          </table:table-cell>
          <table:table-cell table:style-name="Tableau3.A1" office:value-type="string">
            <text:p text:style-name="P15">auto_incrementation</text:p>
          </table:table-cell>
          <table:table-cell table:style-name="Tableau3.C1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5">marquePiano_tablePiano</text:p>
          </table:table-cell>
          <table:table-cell table:style-name="Tableau3.A2" office:value-type="string">
            <text:p text:style-name="P15">Varchar</text:p>
          </table:table-cell>
          <table:table-cell table:style-name="Tableau3.C2" office:value-type="string">
            <text:p text:style-name="P15">50</text:p>
          </table:table-cell>
        </table:table-row>
        <table:table-row table:style-name="TableLine1590132129216">
          <table:table-cell table:style-name="Tableau3.A2" office:value-type="string">
            <text:p text:style-name="P15">n°seriePiano_tablePiano</text:p>
          </table:table-cell>
          <table:table-cell table:style-name="Tableau3.A2" office:value-type="string">
            <text:p text:style-name="P15">Int</text:p>
          </table:table-cell>
          <table:table-cell table:style-name="Tableau3.C2" office:value-type="string">
            <text:p text:style-name="P15">25</text:p>
          </table:table-cell>
        </table:table-row>
        <table:table-row table:style-name="TableLine1590132129216">
          <table:table-cell table:style-name="Tableau3.A2" office:value-type="string">
            <text:p text:style-name="P15">presenceIvoir_tablePiano</text:p>
          </table:table-cell>
          <table:table-cell table:style-name="Tableau3.A2" office:value-type="string">
            <text:p text:style-name="P15">bolea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5">lieuPret_tablePiano</text:p>
          </table:table-cell>
          <table:table-cell table:style-name="Tableau3.A2" office:value-type="string">
            <text:p text:style-name="P15">Varchar</text:p>
          </table:table-cell>
          <table:table-cell table:style-name="Tableau3.C2" office:value-type="string">
            <text:p text:style-name="P15">250</text:p>
          </table:table-cell>
        </table:table-row>
        <table:table-row table:style-name="TableLine1590132129216"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5">id_Utilisateur_tableUser</text:p>
          </table:table-cell>
          <table:table-cell table:style-name="Tableau3.A2" office:value-type="string">
            <text:p text:style-name="P15">auto_incrementatio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5">identifiantUtilisateur_tableUser</text:p>
          </table:table-cell>
          <table:table-cell table:style-name="Tableau3.A2" office:value-type="string">
            <text:p text:style-name="P15">Varchar</text:p>
          </table:table-cell>
          <table:table-cell table:style-name="Tableau3.C2" office:value-type="string">
            <text:p text:style-name="P15">50</text:p>
          </table:table-cell>
        </table:table-row>
        <table:table-row table:style-name="TableLine1590132129216">
          <table:table-cell table:style-name="Tableau3.A2" office:value-type="string">
            <text:p text:style-name="P15">prenomUtilisateur_tableUser</text:p>
          </table:table-cell>
          <table:table-cell table:style-name="Tableau3.A2" office:value-type="string">
            <text:p text:style-name="P15">Varchar</text:p>
          </table:table-cell>
          <table:table-cell table:style-name="Tableau3.C2" office:value-type="string">
            <text:p text:style-name="P15">50</text:p>
          </table:table-cell>
        </table:table-row>
        <table:table-row table:style-name="TableLine1590132129216">
          <table:table-cell table:style-name="Tableau3.A2" office:value-type="string">
            <text:p text:style-name="P15">nomUtilisateur_tableUser</text:p>
          </table:table-cell>
          <table:table-cell table:style-name="Tableau3.A2" office:value-type="string">
            <text:p text:style-name="P15">Varchar</text:p>
          </table:table-cell>
          <table:table-cell table:style-name="Tableau3.C2" office:value-type="string">
            <text:p text:style-name="P15">50</text:p>
          </table:table-cell>
        </table:table-row>
        <table:table-row table:style-name="TableLine1590132129216">
          <table:table-cell table:style-name="Tableau3.A2" office:value-type="string">
            <text:p text:style-name="P15">mailUtilisateur_tableUser</text:p>
          </table:table-cell>
          <table:table-cell table:style-name="Tableau3.A2" office:value-type="string">
            <text:p text:style-name="P15">Varchar</text:p>
          </table:table-cell>
          <table:table-cell table:style-name="Tableau3.C2" office:value-type="string">
            <text:p text:style-name="P15">50</text:p>
          </table:table-cell>
        </table:table-row>
        <table:table-row table:style-name="TableLine1590132129216"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5">id_droitUtilisateur_tableDroit</text:p>
          </table:table-cell>
          <table:table-cell table:style-name="Tableau3.A2" office:value-type="string">
            <text:p text:style-name="P15">auto_incrementatio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5">droitAdmin_tableDroit</text:p>
          </table:table-cell>
          <table:table-cell table:style-name="Tableau3.A2" office:value-type="string">
            <text:p text:style-name="P15">bolea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3"><text:span text:style-name="T6">droitBureauAsso_tableDroit</text:span></text:p>
          </table:table-cell>
          <table:table-cell table:style-name="Tableau3.A2" office:value-type="string">
            <text:p text:style-name="P15">bolea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3"><text:span text:style-name="T6">droitMembreAsso_tableDroit</text:span></text:p>
          </table:table-cell>
          <table:table-cell table:style-name="Tableau3.A2" office:value-type="string">
            <text:p text:style-name="P15">bolea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7">id_contenu_tablContenu</text:p>
          </table:table-cell>
          <table:table-cell table:style-name="Tableau3.A2" office:value-type="string">
            <text:p text:style-name="P16">auto_incrementation</text:p>
          </table:table-cell>
          <table:table-cell table:style-name="Tableau3.C2" office:value-type="string">
            <text:p text:style-name="P14"/>
          </table:table-cell>
        </table:table-row>
        <table:table-row table:style-name="TableLine1590132129216">
          <table:table-cell table:style-name="Tableau3.A2" office:value-type="string">
            <text:p text:style-name="P17">temoignage_tableContenu</text:p>
          </table:table-cell>
          <table:table-cell table:style-name="Tableau3.A2" office:value-type="string">
            <text:p text:style-name="P16">Varchar</text:p>
          </table:table-cell>
          <table:table-cell table:style-name="Tableau3.C2" office:value-type="string">
            <text:p text:style-name="P16">500</text:p>
          </table:table-cell>
        </table:table-row>
        <table:table-row table:style-name="TableLine1590132129216">
          <table:table-cell table:style-name="Tableau3.A2" office:value-type="string">
            <text:p text:style-name="P17">article_tableContenu</text:p>
          </table:table-cell>
          <table:table-cell table:style-name="Tableau3.A2" office:value-type="string">
            <text:p text:style-name="P16">Varchar</text:p>
          </table:table-cell>
          <table:table-cell table:style-name="Tableau3.C2" office:value-type="string">
            <text:p text:style-name="P16">2000</text:p>
          </table:table-cell>
        </table:table-row>
        <table:table-row table:style-name="TableLine1590132129216"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14"/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09:16:03.329000000</meta:creation-date>
    <dc:date>2020-12-01T12:40:14.375000000</dc:date>
    <meta:editing-duration>PT50M6S</meta:editing-duration>
    <meta:editing-cycles>7</meta:editing-cycles>
    <meta:generator>LibreOffice/7.0.2.2$Windows_X86_64 LibreOffice_project/8349ace3c3162073abd90d81fd06dcfb6b36b994</meta:generator>
    <meta:document-statistic meta:table-count="2" meta:image-count="0" meta:object-count="0" meta:page-count="2" meta:paragraph-count="64" meta:word-count="358" meta:character-count="2639" meta:non-whitespace-character-count="2331"/>
  </office:meta>
</office:document-meta>
</file>